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8.403cm"/>
    </style:style>
    <style:style style:name="Tabla1.B" style:family="table-column">
      <style:table-column-properties style:column-width="8.59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break-before="page"/>
      <style:text-properties officeooo:paragraph-rsid="0003d5a6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3d5a6"/>
    </style:style>
    <style:style style:name="P5" style:family="paragraph" style:parent-style-name="Standard">
      <style:text-properties officeooo:paragraph-rsid="0003d5a6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<text:span text:style-name="Strong_20_Emphasis">1) ¿Qué elementos constituyen los LEs (Logic Elements) de la FPGA Cyclone III y qué estructura tienen las LABs?</text:span></text:h>
      <text:p text:style-name="Text_20_body">En Cyclone III, <text:span text:style-name="Strong_20_Emphasis">cada Logic Element (LE)</text:span> está formado por:</text:p>
      <text:list text:style-name="L1">
        <text:list-item>
          <text:p text:style-name="P6">Una <text:span text:style-name="Strong_20_Emphasis">LUT</text:span> (Look-Up Table) de 4 entradas (puede implementar lógica combinacional o funciones como sumadores, multiplexores, etc.)</text:p>
        </text:list-item>
        <text:list-item>
          <text:p text:style-name="P6">Un <text:span text:style-name="Strong_20_Emphasis">flip-flop</text:span> tipo <text:span text:style-name="Strong_20_Emphasis">D</text:span> (para lógica secuencial)</text:p>
        </text:list-item>
        <text:list-item>
          <text:p text:style-name="P6">Una <text:span text:style-name="Strong_20_Emphasis">cadena de acarreo</text:span> (carry chain) para optimizar sumadores y contadores</text:p>
        </text:list-item>
        <text:list-item>
          <text:p text:style-name="P6">Multiplexores internos para seleccionar el modo de operación (combinacional o registrada)</text:p>
        </text:list-item>
      </text:list>
      <text:p text:style-name="Text_20_body">Los LEs se agrupan en bloques llamados <text:span text:style-name="Strong_20_Emphasis">LABs (Logic Array Blocks)</text:span>.</text:p>
      <text:p text:style-name="Text_20_body">Cada <text:span text:style-name="Strong_20_Emphasis">LAB</text:span> contiene:</text:p>
      <text:list text:style-name="L2">
        <text:list-item>
          <text:p text:style-name="P7"><text:span text:style-name="Strong_20_Emphasis">16 Logic Elements (LEs)</text:span></text:p>
        </text:list-item>
        <text:list-item>
          <text:p text:style-name="P7">Líneas compartidas de interconexión</text:p>
        </text:list-item>
        <text:list-item>
          <text:p text:style-name="P7">Señales de reloj, enable y clear comunes</text:p>
        </text:list-item>
        <text:list-item>
          <text:p text:style-name="P7">Routing local para conexión entre LEs sin pasar por el enrutamiento global</text:p>
        </text:list-item>
      </text:list>
      <text:p text:style-name="Text_20_body"><text:span text:style-name="Strong_20_Emphasis">Resumen:</text:span><text:line-break/><text:span text:style-name="Strong_20_Emphasis">LE = LUT + FF + Carry + MUX</text:span><text:line-break/><text:span text:style-name="Strong_20_Emphasis">LAB = 16 LEs + red de interconexión local + control de reloj</text:span></text:p>
      <text:p text:style-name="Standard"/>
      <text:p text:style-name="P5"><text:line-break/></text:p>
      <text:h text:style-name="P1" text:outline-level="3"><text:span text:style-name="Strong_20_Emphasis">2) ¿Qué es el Nios® II?</text:span></text:h>
      <text:p text:style-name="Text_20_body"><text:span text:style-name="Strong_20_Emphasis">Nios® II</text:span> es un <text:span text:style-name="Strong_20_Emphasis">microprocesador soft-core</text:span> de 32 bits que <text:span text:style-name="Strong_20_Emphasis">se implementa dentro de la FPGA</text:span> usando lógica programable.</text:p>
      <text:p text:style-name="Text_20_body">Características:</text:p>
      <text:list text:style-name="L3">
        <text:list-item>
          <text:p text:style-name="P8">Arquitectura <text:span text:style-name="Strong_20_Emphasis">RISC de 32 bits</text:span></text:p>
        </text:list-item>
        <text:list-item>
          <text:p text:style-name="P8">Se sintetiza dentro de la FPGA → no es un procesador físico externo</text:p>
        </text:list-item>
        <text:list-item>
          <text:p text:style-name="P8">Totalmente configurable (registros, caché, ALU, periféricos)</text:p>
        </text:list-item>
        <text:list-item>
          <text:p text:style-name="P8">Se programa en <text:span text:style-name="Strong_20_Emphasis">C/C++</text:span> usando <text:span text:style-name="Emphasis">Eclipse/Platform Designer (Qsys)</text:span></text:p>
        </text:list-item>
      </text:list>
      <text:p text:style-name="Text_20_body"><text:span text:style-name="Strong_20_Emphasis">Conclusión:</text:span><text:line-break/>Es un <text:span text:style-name="Strong_20_Emphasis">procesador personalizable</text:span> que funciona <text:span text:style-name="Strong_20_Emphasis">dentro</text:span> de la FPGA, ideal para sistemas embebidos.</text:p>
      <text:p text:style-name="P5"/>
      <text:h text:style-name="P1" text:outline-level="3"><text:span text:style-name="Strong_20_Emphasis">3) Diferencia entre IP Cores y bloques embebidos (como multiplicadores)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IP Core</text:p>
            </table:table-cell>
            <table:table-cell table:style-name="Tabla1.A1" office:value-type="string">
              <text:p text:style-name="Table_20_Heading">Bloques Embebidos (Hard Blocks)</text:p>
            </table:table-cell>
          </table:table-row>
        </table:table-header-rows>
        <table:table-row>
          <table:table-cell table:style-name="Tabla1.A1" office:value-type="string">
            <text:p text:style-name="Table_20_Contents">Son <text:span text:style-name="Strong_20_Emphasis">módulos lógicos pre-diseñados</text:span> que se implementan usando los recursos programables de la FPGA. Ej: Nios, UART, filtros, controladores, etc.</text:p>
          </table:table-cell>
          <table:table-cell table:style-name="Tabla1.A1" office:value-type="string">
            <text:p text:style-name="Table_20_Contents">Son <text:span text:style-name="Strong_20_Emphasis">recursos físicos ya presentes</text:span> dentro de la FPGA (no se implementan en LUTs). Ej: <text:span text:style-name="Strong_20_Emphasis">multiplicadores DSP, PLLs, memorias RAM internas.</text:span></text:p>
          </table:table-cell>
        </table:table-row>
        <table:table-row>
          <table:table-cell table:style-name="Tabla1.A1" office:value-type="string">
            <text:p text:style-name="Table_20_Contents">Se sintetizan utilizando LUTs/FFs y pueden ocupar más área.</text:p>
          </table:table-cell>
          <table:table-cell table:style-name="Tabla1.A1" office:value-type="string">
            <text:p text:style-name="Table_20_Contents">No ocupan LUTs → <text:span text:style-name="Strong_20_Emphasis">mejor rendimiento y menor consumo.</text:span></text:p>
          </table:table-cell>
        </table:table-row>
        <table:table-row>
          <table:table-cell table:style-name="Tabla1.A1" office:value-type="string">
            <text:p text:style-name="Table_20_Contents">Se pueden modificar y parametrizar.</text:p>
          </table:table-cell>
          <table:table-cell table:style-name="Tabla1.A1" office:value-type="string">
            <text:p text:style-name="Table_20_Contents">Tienen estructura fija, pero pueden configurarse en modo.</text:p>
          </table:table-cell>
        </table:table-row>
      </table:table>
      <text:p text:style-name="P5"><text:line-break/><text:line-break/><text:line-break/></text:p>
      <text:h text:style-name="P1" text:outline-level="3"><text:span text:style-name="Strong_20_Emphasis">4) Tipo de celda de programación de la FPGA Cyclone III</text:span></text:h>
      <text:p text:style-name="Text_20_body">La Cyclone III utiliza <text:span text:style-name="Strong_20_Emphasis">celdas de configuración SRAM</text:span> (Static RAM).</text:p>
      <text:p text:style-name="Text_20_body">Características:</text:p>
      <text:list text:style-name="L4">
        <text:list-item>
          <text:p text:style-name="P9">La programación <text:span text:style-name="Strong_20_Emphasis">no es permanente</text:span></text:p>
        </text:list-item>
        <text:list-item>
          <text:p text:style-name="P9">Se <text:span text:style-name="Strong_20_Emphasis">pierde al apagar</text:span> el dispositivo</text:p>
        </text:list-item>
        <text:list-item>
          <text:p text:style-name="P9">Requiere un <text:span text:style-name="Strong_20_Emphasis">dispositivo externo</text:span> para cargar la configuración al encender (Flash, EEPROM o JTAG)</text:p>
        </text:list-item>
      </text:list>
      <text:p text:style-name="Text_20_body"><text:span text:style-name="Strong_20_Emphasis">Tipo:</text:span> <text:span text:style-name="Strong_20_Emphasis">FPGA de tecnología SRAM volátil</text:span></text:p>
      <text:p text:style-name="P4"/>
      <text:p text:style-name="P2"/>
      <text:p text:style-name="Standard"/>
      <text:p text:style-name="Standard">LIBRARY ieee;</text:p>
      <text:p text:style-name="Standard">USE ieee.std_logic_1164.all;</text:p>
      <text:p text:style-name="Standard"/>
      <text:p text:style-name="Standard">ENTITY JK_FF IS</text:p>
      <text:p text:style-name="Standard"><text:s text:c="4"/>PORT(</text:p>
      <text:p text:style-name="Standard"><text:s text:c="8"/>J, K <text:s text:c="2"/>: IN <text:s/>STD_LOGIC;</text:p>
      <text:p text:style-name="Standard"><text:s text:c="8"/>CLK <text:s text:c="3"/>: IN <text:s/>STD_LOGIC;</text:p>
      <text:p text:style-name="Standard"><text:s text:c="8"/>Q <text:s text:c="5"/>: OUT STD_LOGIC</text:p>
      <text:p text:style-name="Standard"><text:s text:c="4"/>);</text:p>
      <text:p text:style-name="Standard">END JK_FF;</text:p>
      <text:p text:style-name="Standard"/>
      <text:p text:style-name="Standard">ARCHITECTURE Behavioral OF JK_FF IS</text:p>
      <text:p text:style-name="Standard"><text:s text:c="4"/>SIGNAL Q_int : STD_LOGIC := '0';</text:p>
      <text:p text:style-name="Standard">BEGIN</text:p>
      <text:p text:style-name="Standard"><text:s text:c="4"/>PROCESS(CLK)</text:p>
      <text:p text:style-name="Standard"><text:s text:c="4"/>BEGIN</text:p>
      <text:p text:style-name="Standard"><text:s text:c="8"/>IF rising_edge(CLK) THEN</text:p>
      <text:p text:style-name="Standard"><text:s text:c="12"/>CASE (J &amp; K) IS</text:p>
      <text:p text:style-name="Standard"><text:s text:c="16"/>WHEN "00" =&gt; Q_int &lt;= Q_int; <text:s text:c="4"/>-- Sin cambio</text:p>
      <text:p text:style-name="Standard"><text:s text:c="16"/>WHEN "01" =&gt; Q_int &lt;= '0'; <text:s text:c="6"/>-- Reset</text:p>
      <text:p text:style-name="Standard"><text:s text:c="16"/>WHEN "10" =&gt; Q_int &lt;= '1'; <text:s text:c="6"/>-- Set</text:p>
      <text:p text:style-name="Standard"><text:s text:c="16"/>WHEN "11" =&gt; Q_int &lt;= NOT Q_int; -- Toggle</text:p>
      <text:p text:style-name="Standard"><text:s text:c="12"/>END CASE;</text:p>
      <text:p text:style-name="Standard"><text:s text:c="8"/>END IF;</text:p>
      <text:p text:style-name="Standard"><text:s text:c="4"/>END PROCESS;</text:p>
      <text:p text:style-name="Standard"><text:s text:c="4"/>Q &lt;= Q_int;</text:p>
      <text:p text:style-name="Standard">END Behavioral;</text:p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>LIBRARY ieee;</text:p>
      <text:p text:style-name="Standard">USE ieee.std_logic_1164.all;</text:p>
      <text:p text:style-name="Standard"/>
      <text:p text:style-name="Standard">ENTITY full_adder IS</text:p>
      <text:p text:style-name="Standard"><text:s text:c="4"/>PORT(</text:p>
      <text:p text:style-name="Standard"><text:s text:c="8"/>A, B, Cin : IN <text:s/>STD_LOGIC;</text:p>
      <text:p text:style-name="Standard"><text:s text:c="8"/>S, Cout <text:s text:c="2"/>: OUT STD_LOGIC</text:p>
      <text:p text:style-name="Standard"><text:s text:c="4"/>);</text:p>
      <text:p text:style-name="Standard">END full_adder;</text:p>
      <text:p text:style-name="Standard"/>
      <text:p text:style-name="Standard">ARCHITECTURE Behavioral OF full_adder IS</text:p>
      <text:p text:style-name="Standard">BEGIN</text:p>
      <text:p text:style-name="Standard"><text:s text:c="4"/>S <text:s text:c="3"/>&lt;= A XOR B XOR Cin;</text:p>
      <text:p text:style-name="Standard"><text:s text:c="4"/>Cout &lt;= (A AND B) OR (Cin AND (A XOR B));</text:p>
      <text:p text:style-name="Standard">END Behavioral;</text:p>
      <text:p text:style-name="Standard"/>
      <text:p text:style-name="Standard"/>
      <text:p text:style-name="P3"/>
      <text:p text:style-name="Standard">LIBRARY ieee;</text:p>
      <text:p text:style-name="Standard">USE ieee.std_logic_1164.all;</text:p>
      <text:p text:style-name="Standard"/>
      <text:p text:style-name="Standard">ENTITY full_adder_tb IS</text:p>
      <text:p text:style-name="Standard">END full_adder_tb;</text:p>
      <text:p text:style-name="Standard"/>
      <text:p text:style-name="Standard">ARCHITECTURE behavior OF full_adder_tb IS</text:p>
      <text:p text:style-name="Standard"/>
      <text:p text:style-name="Standard"><text:s text:c="4"/>-- Declaración de señales para conectar al UUT</text:p>
      <text:p text:style-name="Standard"><text:s text:c="4"/>SIGNAL A, B, Cin : STD_LOGIC := '0';</text:p>
      <text:p text:style-name="Standard"><text:s text:c="4"/>SIGNAL S, Cout <text:s text:c="2"/>: STD_LOGIC;</text:p>
      <text:p text:style-name="Standard"/>
      <text:p text:style-name="Standard">BEGIN</text:p>
      <text:p text:style-name="Standard"/>
      <text:p text:style-name="Standard"><text:s text:c="4"/>-- Instancia del sumador completo</text:p>
      <text:p text:style-name="Standard"><text:s text:c="4"/>UUT: ENTITY work.full_adder</text:p>
      <text:p text:style-name="Standard"><text:s text:c="8"/>PORT MAP(</text:p>
      <text:p text:style-name="Standard"><text:s text:c="12"/>A =&gt; A,</text:p>
      <text:p text:style-name="Standard"><text:s text:c="12"/>B =&gt; B,</text:p>
      <text:p text:style-name="Standard"><text:s text:c="12"/>Cin =&gt; Cin,</text:p>
      <text:p text:style-name="Standard"><text:s text:c="12"/>S =&gt; S,</text:p>
      <text:p text:style-name="Standard"><text:s text:c="12"/>Cout =&gt; Cout</text:p>
      <text:p text:style-name="Standard"><text:s text:c="8"/>);</text:p>
      <text:p text:style-name="Standard"/>
      <text:p text:style-name="Standard"><text:s text:c="4"/>-- Estímulos</text:p>
      <text:p text:style-name="Standard"><text:s text:c="4"/>PROCESS</text:p>
      <text:p text:style-name="Standard"><text:s text:c="4"/>BEGIN</text:p>
      <text:p text:style-name="Standard"><text:s text:c="8"/>A &lt;= '0'; B &lt;= '0'; Cin &lt;= '0'; WAIT FOR 10 ns;</text:p>
      <text:p text:style-name="Standard"><text:s text:c="8"/>A &lt;= '0'; B &lt;= '0'; Cin &lt;= '1'; WAIT FOR 10 ns;</text:p>
      <text:p text:style-name="Standard"><text:s text:c="8"/>A &lt;= '0'; B &lt;= '1'; Cin &lt;= '0'; WAIT FOR 10 ns;</text:p>
      <text:p text:style-name="Standard"><text:s text:c="8"/>A &lt;= '0'; B &lt;= '1'; Cin &lt;= '1'; WAIT FOR 10 ns;</text:p>
      <text:p text:style-name="Standard"><text:s text:c="8"/>A &lt;= '1'; B &lt;= '0'; Cin &lt;= '0'; WAIT FOR 10 ns;</text:p>
      <text:p text:style-name="Standard"><text:s text:c="8"/>A &lt;= '1'; B &lt;= '0'; Cin &lt;= '1'; WAIT FOR 10 ns;</text:p>
      <text:p text:style-name="Standard"><text:s text:c="8"/>A &lt;= '1'; B &lt;= '1'; Cin &lt;= '0'; WAIT FOR 10 ns;</text:p>
      <text:p text:style-name="Standard"><text:s text:c="8"/>A &lt;= '1'; B &lt;= '1'; Cin &lt;= '1'; WAIT FOR 10 ns;</text:p>
      <text:p text:style-name="Standard"/>
      <text:p text:style-name="Standard"><text:s text:c="8"/>WAIT; -- Termina la simulación</text:p>
      <text:p text:style-name="Standard"><text:s text:c="4"/>END PROCESS;</text:p>
      <text:p text:style-name="Standard"/>
      <text:p text:style-name="Standard">END behavior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22:35:21.793864932</meta:creation-date>
    <dc:date>2025-11-01T22:41:10.207875735</dc:date>
    <meta:editing-duration>PT5M48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7" meta:paragraph-count="109" meta:word-count="686" meta:character-count="4197" meta:non-whitespace-character-count="3221"/>
  </office:meta>
</office:document-meta>
</file>